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SimpleHttpRequestFactoryTests.httpMetho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HttpURLConnection.TestHttpURLConnection( URL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URLConnection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fferedSimpleHttpRequestFactoryTests.prepareConnectionWithReque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SimpleHttpRequestFactoryTests.deleteWithoutBodyDoesNotRai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edSimple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SimpleHttpRequestFactoryTests.testRequestBodyAllowed( URL uri , String httpMethod , boolean allow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HttpURLConnection.using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URL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ttpURL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